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c36dd" officeooo:paragraph-rsid="03ac36dd"/>
    </style:style>
    <style:style style:name="P42" style:family="paragraph" style:parent-style-name="Text_20_body">
      <style:text-properties style:font-name="Times New Roman" officeooo:rsid="03a72f27" officeooo:paragraph-rsid="03b0b49c"/>
    </style:style>
    <style:style style:name="P43" style:family="paragraph" style:parent-style-name="Text_20_body">
      <style:text-properties officeooo:rsid="02c6c633" officeooo:paragraph-rsid="02c6c633"/>
    </style:style>
    <style:style style:name="P44" style:family="paragraph" style:parent-style-name="Text_20_body">
      <style:text-properties officeooo:rsid="02d0c423" officeooo:paragraph-rsid="02d0c423"/>
    </style:style>
    <style:style style:name="P45" style:family="paragraph" style:parent-style-name="Text_20_body">
      <style:text-properties officeooo:rsid="02d5c322" officeooo:paragraph-rsid="02d5c322"/>
    </style:style>
    <style:style style:name="P46" style:family="paragraph" style:parent-style-name="Text_20_body">
      <style:text-properties officeooo:rsid="02d802d1" officeooo:paragraph-rsid="02d802d1"/>
    </style:style>
    <style:style style:name="P47" style:family="paragraph" style:parent-style-name="Text_20_body">
      <style:text-properties fo:font-weight="bold" officeooo:rsid="02d802d1" officeooo:paragraph-rsid="02d802d1"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bee76e" officeooo:paragraph-rsid="03bee76e"/>
    </style:style>
    <style:style style:name="P56" style:family="paragraph" style:parent-style-name="Text_20_body">
      <style:paragraph-properties fo:break-before="page"/>
      <style:text-properties style:font-name="Times New Roman" officeooo:rsid="03a72f27" officeooo:paragraph-rsid="03a72f27"/>
    </style:style>
    <style:style style:name="P57" style:family="paragraph" style:parent-style-name="Index">
      <style:paragraph-properties fo:text-align="start" style:justify-single-word="false"/>
      <style:text-properties officeooo:rsid="0002d659" officeooo:paragraph-rsid="0002d659"/>
    </style:style>
    <style:style style:name="P58" style:family="paragraph" style:parent-style-name="Index">
      <style:paragraph-properties fo:text-align="start" style:justify-single-word="false"/>
      <style:text-properties officeooo:paragraph-rsid="0002d659"/>
    </style:style>
    <style:style style:name="P59" style:family="paragraph" style:parent-style-name="Standard" style:master-page-name="First_20_Page">
      <style:paragraph-properties style:page-number="auto"/>
      <style:text-properties officeooo:rsid="038405db" officeooo:paragraph-rsid="038405db"/>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1" style:master-page-name="Standard">
      <style:paragraph-properties style:page-number="1"/>
      <style:text-properties officeooo:rsid="003596f7" officeooo:paragraph-rsid="003596f7"/>
    </style:style>
    <style:style style:name="P65" style:family="paragraph" style:parent-style-name="Heading_20_2">
      <style:text-properties officeooo:rsid="03733045"/>
    </style:style>
    <style:style style:name="P66" style:family="paragraph" style:parent-style-name="Heading_20_2">
      <style:paragraph-properties fo:text-align="start" style:justify-single-word="false"/>
      <style:text-properties officeooo:rsid="02cda2b6" officeooo:paragraph-rsid="02cda2b6"/>
    </style:style>
    <style:style style:name="P67" style:family="paragraph" style:parent-style-name="Heading_20_2">
      <style:paragraph-properties fo:text-align="start" style:justify-single-word="false"/>
      <style:text-properties style:font-name="Times New Roman" officeooo:rsid="02cda2b6" officeooo:paragraph-rsid="02cda2b6"/>
    </style:style>
    <style:style style:name="P68" style:family="paragraph" style:parent-style-name="Heading_20_2">
      <style:text-properties style:font-name="Times New Roman" officeooo:rsid="02c07c14" officeooo:paragraph-rsid="02c07c14"/>
    </style:style>
    <style:style style:name="P69" style:family="paragraph" style:parent-style-name="Heading_20_2">
      <style:text-properties officeooo:rsid="0036a586" officeooo:paragraph-rsid="0176446b"/>
    </style:style>
    <style:style style:name="P70" style:family="paragraph" style:parent-style-name="Heading_20_2" style:list-style-name=""/>
    <style:style style:name="P71" style:family="paragraph" style:parent-style-name="Heading_20_2" style:list-style-name="">
      <style:text-properties officeooo:paragraph-rsid="03bf5e20"/>
    </style:style>
    <style:style style:name="P72" style:family="paragraph" style:parent-style-name="Heading_20_2">
      <style:text-properties officeooo:paragraph-rsid="03afdaa3"/>
    </style:style>
    <style:style style:name="P73" style:family="paragraph" style:parent-style-name="Heading_20_2">
      <style:text-properties officeooo:rsid="03bd3fcf" officeooo:paragraph-rsid="03bd3fcf"/>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3bf5e20"/>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Illustration_20_Index_20_1">
      <style:paragraph-properties>
        <style:tab-stops>
          <style:tab-stop style:position="17.013cm" style:type="right" style:leader-style="dotted" style:leader-text="."/>
        </style:tab-stops>
      </style:paragraph-properties>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5">
      <style:text-properties style:font-name="Times New Roman" officeooo:rsid="03b822f9" officeooo:paragraph-rsid="03b822f9"/>
    </style:style>
    <style:style style:name="P84" style:family="paragraph" style:parent-style-name="Text_20_body" style:list-style-name="L6">
      <style:text-properties style:font-name="Times New Roman" officeooo:rsid="03ac36dd" officeooo:paragraph-rsid="03ac36dd"/>
    </style:style>
    <style:style style:name="P85" style:family="paragraph" style:parent-style-name="Text_20_body" style:list-style-name="L7">
      <style:text-properties style:font-name="Times New Roman" officeooo:rsid="03ac36dd" officeooo:paragraph-rsid="03ac36dd"/>
    </style:style>
    <style:style style:name="P86" style:family="paragraph" style:parent-style-name="Text_20_body" style:list-style-name="L8">
      <style:text-properties style:font-name="Times New Roman" officeooo:rsid="03ac36dd" officeooo:paragraph-rsid="03ac36dd"/>
    </style:style>
    <style:style style:name="P87" style:family="paragraph" style:parent-style-name="Text_20_body" style:list-style-name="L9">
      <style:text-properties style:font-name="Times New Roman" officeooo:rsid="03af7c29" officeooo:paragraph-rsid="03af7c29"/>
    </style:style>
    <style:style style:name="P88" style:family="paragraph" style:parent-style-name="Text_20_body" style:list-style-name="L10">
      <style:text-properties style:font-name="Times New Roman" officeooo:rsid="03adb489" officeooo:paragraph-rsid="03adb489"/>
    </style:style>
    <style:style style:name="P89" style:family="paragraph" style:parent-style-name="Text_20_body" style:list-style-name="L11">
      <style:text-properties style:font-name="Times New Roman" officeooo:rsid="03b4b81e" officeooo:paragraph-rsid="03b4b81e"/>
    </style:style>
    <style:style style:name="P90" style:family="paragraph" style:parent-style-name="Text_20_body" style:list-style-name="L12">
      <style:text-properties style:font-name="Times New Roman" officeooo:rsid="03b4b81e" officeooo:paragraph-rsid="03b4b81e"/>
    </style:style>
    <style:style style:name="P91" style:family="paragraph" style:parent-style-name="Text_20_body" style:list-style-name="L13">
      <style:text-properties style:font-name="Times New Roman" officeooo:rsid="03b23392" officeooo:paragraph-rsid="03b23392"/>
    </style:style>
    <style:style style:name="P92" style:family="paragraph" style:parent-style-name="Text_20_body" style:list-style-name="L14">
      <style:text-properties style:font-name="Times New Roman" officeooo:rsid="03a72f27" officeooo:paragraph-rsid="03b0b49c"/>
    </style:style>
    <style:style style:name="P93" style:family="paragraph" style:parent-style-name="Text_20_body" style:list-style-name="L16">
      <style:text-properties style:font-name="Times New Roman" officeooo:rsid="016f9575" officeooo:paragraph-rsid="030b3fb7"/>
    </style:style>
    <style:style style:name="P94" style:family="paragraph" style:parent-style-name="Text_20_body" style:list-style-name="L16">
      <style:text-properties style:font-name="Times New Roman" officeooo:rsid="016f9575" officeooo:paragraph-rsid="016f9575"/>
    </style:style>
    <style:style style:name="P95" style:family="paragraph" style:parent-style-name="Text_20_body" style:list-style-name="L16">
      <style:text-properties style:font-name="Times New Roman" officeooo:rsid="016f9575" officeooo:paragraph-rsid="032ec10b"/>
    </style:style>
    <style:style style:name="P96" style:family="paragraph" style:parent-style-name="Text_20_body" style:list-style-name="L17">
      <style:text-properties style:font-name="Times New Roman"/>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list-style-name="L15"/>
    <style:style style:name="P100" style:family="paragraph" style:parent-style-name="Text_20_body" style:list-style-name="L17">
      <style:text-properties officeooo:rsid="016f9575" officeooo:paragraph-rsid="017e1ebe"/>
    </style:style>
    <style:style style:name="P101" style:family="paragraph" style:parent-style-name="Text_20_body" style:list-style-name="L17">
      <style:text-properties officeooo:rsid="016f9575" officeooo:paragraph-rsid="018eb969"/>
    </style:style>
    <style:style style:name="P102" style:family="paragraph" style:parent-style-name="Text_20_body" style:list-style-name="L17">
      <style:text-properties officeooo:rsid="017e1ebe" officeooo:paragraph-rsid="018eb969"/>
    </style:style>
    <style:style style:name="P103" style:family="paragraph" style:parent-style-name="Text_20_body" style:list-style-name="L17">
      <style:text-properties officeooo:rsid="01826807" officeooo:paragraph-rsid="01826807"/>
    </style:style>
    <style:style style:name="P104" style:family="paragraph" style:parent-style-name="Text_20_body" style:list-style-name="L17">
      <style:text-properties officeooo:rsid="017f737c" officeooo:paragraph-rsid="017f737c"/>
    </style:style>
    <style:style style:name="P105" style:family="paragraph" style:parent-style-name="Text_20_body" style:list-style-name="L17">
      <style:text-properties officeooo:rsid="017ff7c0" officeooo:paragraph-rsid="017ff7c0"/>
    </style:style>
    <style:style style:name="P106" style:family="paragraph" style:parent-style-name="Text_20_body">
      <style:text-properties officeooo:rsid="03c08755" officeooo:paragraph-rsid="03c08755"/>
    </style:style>
    <style:style style:name="P107" style:family="paragraph" style:parent-style-name="Text_20_body" style:list-style-name="L18">
      <style:paragraph-properties fo:text-align="justify" style:justify-single-word="false"/>
      <style:text-properties officeooo:rsid="03c08755" officeooo:paragraph-rsid="03c08755"/>
    </style:style>
    <style:style style:name="P108" style:family="paragraph" style:parent-style-name="Text_20_body" style:list-style-name="L18">
      <style:text-properties officeooo:rsid="03c08755" officeooo:paragraph-rsid="03c08755"/>
    </style:style>
    <style:style style:name="P109" style:family="paragraph" style:parent-style-name="Text_20_body">
      <style:text-properties officeooo:rsid="03c48fc9" officeooo:paragraph-rsid="03c48fc9"/>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9978416" text:id="ct11997841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978296" text:id="ct11997829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978176" text:id="ct1199781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978056" text:id="ct1199780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977936" text:id="ct11997793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977816" text:id="ct1199778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976616" text:id="ct11997661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976736" text:id="ct1199767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976856" text:id="ct1199768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976976" text:id="ct119976976">
          <text:deletion>
            <office:change-info>
              <dc:creator>Unbekannter Autor</dc:creator>
              <dc:date>2017-11-13T22:22:34</dc:date>
            </office:change-info>
            <text:p text:style-name="Illustration"><text:s/></text:p>
          </text:deletion>
        </text:changed-region>
        <text:changed-region xml:id="ct119977096" text:id="ct119977096">
          <text:deletion>
            <office:change-info>
              <dc:creator>Unbekannter Autor</dc:creator>
              <dc:date>2017-06-11T21:35:00</dc:date>
            </office:change-info>
            <text:p text:style-name="Illustration"><text:line-break/>Abbildung</text:p>
          </text:deletion>
        </text:changed-region>
        <text:changed-region xml:id="ct119977216" text:id="ct1199772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977336" text:id="ct1199773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977696" text:id="ct11997769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8074272" text:id="ct118074272">
          <text:deletion>
            <office:change-info>
              <dc:creator>Unbekannter Autor</dc:creator>
              <dc:date>2017-06-15T18:31:00</dc:date>
            </office:change-info>
            <text:p text:style-name="P1">3</text:p>
          </text:deletion>
        </text:changed-region>
        <text:changed-region xml:id="ct118074512" text:id="ct118074512">
          <text:deletion>
            <office:change-info>
              <dc:creator>Unbekannter Autor</dc:creator>
              <dc:date>2017-11-13T22:24:28</dc:date>
            </office:change-info>
            <text:p text:style-name="P1">2017.</text:p>
          </text:deletion>
        </text:changed-region>
        <text:changed-region xml:id="ct118074152" text:id="ct118074152">
          <text:insertion>
            <office:change-info>
              <dc:creator>Unbekannter Autor</dc:creator>
              <dc:date>2017-11-13T22:24:28</dc:date>
            </office:change-info>
          </text:insertion>
        </text:changed-region>
        <text:changed-region xml:id="ct118075592" text:id="ct118075592">
          <text:deletion>
            <office:change-info>
              <dc:creator>Unbekannter Autor</dc:creator>
              <dc:date>2017-06-15T18:31:00</dc:date>
            </office:change-info>
            <text:p text:style-name="P2">3</text:p>
          </text:deletion>
        </text:changed-region>
        <text:changed-region xml:id="ct118075712" text:id="ct118075712">
          <text:deletion>
            <office:change-info>
              <dc:creator>Unbekannter Autor</dc:creator>
              <dc:date>2017-11-13T22:24:28</dc:date>
            </office:change-info>
            <text:p text:style-name="P2">2017.</text:p>
          </text:deletion>
        </text:changed-region>
        <text:changed-region xml:id="ct118075472" text:id="ct118075472">
          <text:insertion>
            <office:change-info>
              <dc:creator>Unbekannter Autor</dc:creator>
              <dc:date>2017-11-13T22:24:28</dc:date>
            </office:change-info>
          </text:insertion>
        </text:changed-region>
        <text:changed-region xml:id="ct118075352" text:id="ct118075352">
          <text:insertion>
            <office:change-info>
              <dc:creator>Unbekannter Autor</dc:creator>
              <dc:date>2017-06-11T21:15:00</dc:date>
            </office:change-info>
          </text:insertion>
        </text:changed-region>
        <text:changed-region xml:id="ct118075232" text:id="ct118075232">
          <text:deletion>
            <office:change-info>
              <dc:creator>Unbekannter Autor</dc:creator>
              <dc:date>2017-06-11T21:15:00</dc:date>
            </office:change-info>
            <text:h text:style-name="Heading_20_1" text:outline-level="1"/>
            <text:h text:style-name="Heading_20_1" text:outline-level="1"/>
          </text:deletion>
        </text:changed-region>
        <text:changed-region xml:id="ct118076432" text:id="ct118076432">
          <text:insertion>
            <office:change-info>
              <dc:creator>Unbekannter Autor</dc:creator>
              <dc:date>2017-11-13T22:24:42</dc:date>
            </office:change-info>
          </text:insertion>
        </text:changed-region>
        <text:changed-region xml:id="ct118077272" text:id="ct118077272">
          <text:insertion>
            <office:change-info>
              <dc:creator>Unbekannter Autor</dc:creator>
              <dc:date>2017-05-28T23:22:00</dc:date>
            </office:change-info>
          </text:insertion>
        </text:changed-region>
        <text:changed-region xml:id="ct118391200" text:id="ct118391200">
          <text:insertion>
            <office:change-info>
              <dc:creator>Unbekannter Autor</dc:creator>
              <dc:date>2017-05-28T23:22:00</dc:date>
            </office:change-info>
          </text:insertion>
        </text:changed-region>
        <text:changed-region xml:id="ct119893976" text:id="ct119893976">
          <text:insertion>
            <office:change-info>
              <dc:creator>Unbekannter Autor</dc:creator>
              <dc:date>2017-05-28T23:22:00</dc:date>
            </office:change-info>
          </text:insertion>
        </text:changed-region>
        <text:changed-region xml:id="ct118074632" text:id="ct118074632">
          <text:insertion>
            <office:change-info>
              <dc:creator>Unbekannter Autor</dc:creator>
              <dc:date>2017-05-28T23:22:00</dc:date>
            </office:change-info>
          </text:insertion>
        </text:changed-region>
        <text:changed-region xml:id="ct119903128" text:id="ct119903128">
          <text:insertion>
            <office:change-info>
              <dc:creator>Unbekannter Autor</dc:creator>
              <dc:date>2017-08-26T11:44:10</dc:date>
            </office:change-info>
          </text:insertion>
        </text:changed-region>
        <text:changed-region xml:id="ct119904448" text:id="ct119904448">
          <text:insertion>
            <office:change-info>
              <dc:creator>Unbekannter Autor</dc:creator>
              <dc:date>2017-07-16T13:04:10</dc:date>
            </office:change-info>
          </text:insertion>
        </text:changed-region>
        <text:changed-region xml:id="ct119905768" text:id="ct119905768">
          <text:insertion>
            <office:change-info>
              <dc:creator>Unbekannter Autor</dc:creator>
              <dc:date>2017-06-11T21:07:00</dc:date>
            </office:change-info>
          </text:insertion>
        </text:changed-region>
        <text:changed-region xml:id="ct119963968" text:id="ct119963968">
          <text:deletion>
            <office:change-info>
              <dc:creator>Unbekannter Autor</dc:creator>
              <dc:date>2017-11-13T22:18:48</dc:date>
            </office:change-info>
            <text:p text:style-name="P3"><text:s/>Benutzerliste verlinkt nun auf die „Bearbeiten“ Ansicht der Gruppe.</text:p>
          </text:deletion>
        </text:changed-region>
        <text:changed-region xml:id="ct119963728" text:id="ct119963728">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963608" text:id="ct119963608">
          <text:deletion>
            <office:change-info>
              <dc:creator>Unbekannter Autor</dc:creator>
              <dc:date>2017-11-13T22:20:44</dc:date>
            </office:change-info>
            <text:p text:style-name="P5"/>
            <text:p text:style-name="P4"/>
          </text:deletion>
        </text:changed-region>
        <text:changed-region xml:id="ct119963488" text:id="ct11996348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963368" text:id="ct11996336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343895288" text:id="ct343895288">
          <text:insertion>
            <office:change-info>
              <dc:creator>Unbekannter Autor</dc:creator>
              <dc:date>2017-07-15T10:23:03</dc:date>
            </office:change-info>
          </text:insertion>
        </text:changed-region>
        <text:changed-region xml:id="ct343895168" text:id="ct343895168">
          <text:deletion>
            <office:change-info>
              <dc:creator>Unbekannter Autor</dc:creator>
              <dc:date>2017-05-28T23:20:00</dc:date>
            </office:change-info>
            <text:p text:style-name="Text_20_body"/>
            <text:list xml:id="list1151666007"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62598482"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3886857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066631389"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343895048" text:id="ct343895048">
          <text:deletion>
            <office:change-info>
              <dc:creator>Unbekannter Autor</dc:creator>
              <dc:date>2017-04-18T21:57:00</dc:date>
            </office:change-info>
            <text:p text:style-name="Text_20_body"/>
            <text:p text:style-name="Text_20_body"/>
          </text:deletion>
        </text:changed-region>
        <text:changed-region xml:id="ct343894928" text:id="ct3438949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343894808" text:id="ct343894808">
          <text:deletion>
            <office:change-info>
              <dc:creator>Unbekannter Autor</dc:creator>
              <dc:date>2017-04-18T21:49:00</dc:date>
            </office:change-info>
            <text:h text:style-name="Heading_20_1" text:outline-level="1"/>
            <text:h text:style-name="Heading_20_1" text:outline-level="1"/>
          </text:deletion>
        </text:changed-region>
        <text:changed-region xml:id="ct343894688" text:id="ct343894688">
          <text:deletion>
            <office:change-info>
              <dc:creator>Unbekannter Autor</dc:creator>
              <dc:date>2017-05-28T23:21:00</dc:date>
            </office:change-info>
            <text:h text:style-name="P26" text:outline-level="1">D</text:h>
          </text:deletion>
        </text:changed-region>
        <text:changed-region xml:id="ct343894448" text:id="ct343894448">
          <text:insertion>
            <office:change-info>
              <dc:creator>Unbekannter Autor</dc:creator>
              <dc:date>2017-05-28T23:21:00</dc:date>
            </office:change-info>
          </text:insertion>
        </text:changed-region>
        <text:changed-region xml:id="ct119966248" text:id="ct119966248">
          <text:insertion>
            <office:change-info>
              <dc:creator>Unbekannter Autor</dc:creator>
              <dc:date>2017-06-11T21:36:00</dc:date>
            </office:change-info>
          </text:insertion>
        </text:changed-region>
        <text:changed-region xml:id="ct119963848" text:id="ct119963848">
          <text:deletion>
            <office:change-info>
              <dc:creator>Unbekannter Autor</dc:creator>
              <dc:date>2017-05-28T23:24:00</dc:date>
            </office:change-info>
            <text:h text:style-name="Heading_20_1" text:outline-level="1"/>
            <text:h text:style-name="Heading_20_1" text:outline-level="1"/>
          </text:deletion>
        </text:changed-region>
        <text:changed-region xml:id="ct119967208" text:id="ct119967208">
          <text:deletion>
            <office:change-info>
              <dc:creator>Unbekannter Autor</dc:creator>
              <dc:date>2017-05-28T23:24:00</dc:date>
            </office:change-info>
            <text:p text:style-name="P27"><text:span text:style-name="T8"><text:s/></text:span><text:span text:style-name="T10">oder</text:span></text:p>
          </text:deletion>
        </text:changed-region>
        <text:changed-region xml:id="ct119967088" text:id="ct119967088">
          <text:insertion>
            <office:change-info>
              <dc:creator>Unbekannter Autor</dc:creator>
              <dc:date>2017-05-28T23:24:00</dc:date>
            </office:change-info>
          </text:insertion>
        </text:changed-region>
        <text:changed-region xml:id="ct119966968" text:id="ct11996696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4">Neue Features in UliCMS <text:change text:change-id="ct118074272"/><text:change text:change-id="ct118074512"/><text:change-start text:change-id="ct118074152"/><text:span text:style-name="T31">2018.1</text:span><text:change-end text:change-id="ct11807415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7"/>
      <text:p text:style-name="P57"/>
      <text:p text:style-name="P58"><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467_918909501" text:style-name="Index_20_Link" text:visited-style-name="Index_20_Link">Über dieses Dokument<text:tab/>1</text:a></text:p>
          <text:p text:style-name="P77"><text:a xlink:type="simple" xlink:href="#__RefHeading___Toc481_1318882124" text:style-name="Index_20_Link" text:visited-style-name="Index_20_Link">Zielgruppe<text:tab/>1</text:a></text:p>
          <text:p text:style-name="P76"><text:a xlink:type="simple" xlink:href="#__RefHeading___Toc447_1318882124" text:style-name="Index_20_Link" text:visited-style-name="Index_20_Link">Was ist UliCMS?<text:tab/>1</text:a></text:p>
          <text:p text:style-name="P76"><text:a xlink:type="simple" xlink:href="#__RefHeading___Toc3344_1558993862" text:style-name="Index_20_Link" text:visited-style-name="Index_20_Link">Zusammenfassung der Änderungen<text:tab/>1</text:a></text:p>
          <text:p text:style-name="P77"><text:a xlink:type="simple" xlink:href="#__RefHeading___Toc552_1489461170" text:style-name="Index_20_Link" text:visited-style-name="Index_20_Link">Neue Features<text:tab/>1</text:a></text:p>
          <text:p text:style-name="P77"><text:a xlink:type="simple" xlink:href="#__RefHeading___Toc2178_1638517198" text:style-name="Index_20_Link" text:visited-style-name="Index_20_Link">Neue API-Funktionen<text:tab/>2</text:a></text:p>
          <text:p text:style-name="P77"><text:a xlink:type="simple" xlink:href="#__RefHeading___Toc2397_1094775285" text:style-name="Index_20_Link" text:visited-style-name="Index_20_Link">Neue Hooks<text:tab/>3</text:a></text:p>
          <text:p text:style-name="P77"><text:a xlink:type="simple" xlink:href="#__RefHeading___Toc2479_3645197286" text:style-name="Index_20_Link" text:visited-style-name="Index_20_Link">Neue Filter<text:tab/>3</text:a></text:p>
          <text:p text:style-name="P77"><text:a xlink:type="simple" xlink:href="#__RefHeading___Toc1695_1328624497" text:style-name="Index_20_Link" text:visited-style-name="Index_20_Link">Neue Model-Klassen<text:tab/>3</text:a></text:p>
          <text:p text:style-name="P77"><text:a xlink:type="simple" xlink:href="#__RefHeading___Toc1889_2572858981" text:style-name="Index_20_Link" text:visited-style-name="Index_20_Link">Sonstige Änderungen<text:tab/>3</text:a></text:p>
          <text:p text:style-name="P77"><text:a xlink:type="simple" xlink:href="#__RefHeading___Toc2747_260329749" text:style-name="Index_20_Link" text:visited-style-name="Index_20_Link">Bugfixes<text:tab/>4</text:a></text:p>
          <text:p text:style-name="P77"><text:a xlink:type="simple" xlink:href="#__RefHeading___Toc1571_1328624497" text:style-name="Index_20_Link" text:visited-style-name="Index_20_Link">Entfernte Features<text:tab/>4</text:a></text:p>
          <text:p text:style-name="P76"><text:a xlink:type="simple" xlink:href="#__RefHeading___Toc4661_3330299324" text:style-name="Index_20_Link" text:visited-style-name="Index_20_Link">Detailbeschreibung der neuen Features<text:tab/>5</text:a></text:p>
          <text:p text:style-name="P77"><text:a xlink:type="simple" xlink:href="#__RefHeading___Toc1267_4069915197" text:style-name="Index_20_Link" text:visited-style-name="Index_20_Link">MVC-Strukturierung des Backends<text:tab/>5</text:a></text:p>
          <text:p text:style-name="P77"><text:a xlink:type="simple" xlink:href="#__RefHeading___Toc1497_927703663" text:style-name="Index_20_Link" text:visited-style-name="Index_20_Link">Inhaltstypen mit eigenen Feldern<text:tab/>6</text:a></text:p>
          <text:p text:style-name="P76"><text:a xlink:type="simple" xlink:href="#__RefHeading___Toc4663_3330299324" text:style-name="Index_20_Link" text:visited-style-name="Index_20_Link">Durchführung der Installation<text:tab/>7</text:a></text:p>
          <text:p text:style-name="P76"><text:a xlink:type="simple" xlink:href="#__RefHeading___Toc6932_1558993862" text:style-name="Index_20_Link" text:visited-style-name="Index_20_Link">Durchführung eines Upgrades<text:tab/>7</text:a></text:p>
          <text:p text:style-name="P76"><text:a xlink:type="simple" xlink:href="#__RefHeading___Toc734_1061336504" text:style-name="Index_20_Link" text:visited-style-name="Index_20_Link">Benötigen Sie Hilfe?<text:tab/>9</text:a></text:p>
          <text:p text:style-name="P76"><text:a xlink:type="simple" xlink:href="#__RefHeading___Toc978_1474200080" text:style-name="Index_20_Link" text:visited-style-name="Index_20_Link">Abbildungsverzeichnis<text:tab/>9</text:a></text:p>
        </text:index-body>
      </text:table-of-content>
      <text:p text:style-name="P50"/>
      <text:h text:style-name="P64" text:outline-level="1"><text:bookmark-start text:name="__RefHeading___Toc467_918909501"/>Über dieses Dokument<text:bookmark-end text:name="__RefHeading___Toc467_918909501"/></text:h>
      <text:p text:style-name="P32">Dieses Dokument beschreibt die neuen Features in UliCMS <text:change text:change-id="ct118075592"/><text:change text:change-id="ct118075712"/><text:change-start text:change-id="ct118075472"/><text:span text:style-name="T26">2018.1</text:span><text:change-end text:change-id="ct118075472"/><text:span text:style-name="T26">.</text:span></text:p>
      <text:h text:style-name="P69"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118075352"/></text:p>
      <text:h text:style-name="Heading_20_1" text:outline-level="1"><text:bookmark-start text:name="__RefHeading___Toc3344_1558993862"/><text:change-end text:change-id="ct118075352"/><text:change text:change-id="ct118075232"/>Zusammenfassung der Änderungen<text:bookmark-end text:name="__RefHeading___Toc3344_1558993862"/></text:h>
      <text:h text:style-name="P68" text:outline-level="2"><text:bookmark-start text:name="__RefHeading___Toc552_1489461170"/>Neue Features<text:bookmark-end text:name="__RefHeading___Toc552_1489461170"/><text:change-start text:change-id="ct118076432"/></text:h>
      <text:list xml:id="list501246970" text:style-name="L5">
        <text:list-item>
          <text:p text:style-name="P83"><text:change-end text:change-id="ct118076432"/>Teile des Backends wurden in Core-Module verschoben und in ein MVC-Pattern umstrukturiert</text:p>
        </text:list-item>
        <text:list-item>
          <text:p text:style-name="P83">Module können nun Inhaltstypen mit eigenen Formularfeldern erstellen</text:p>
        </text:list-item>
        <text:list-item>
          <text:p text:style-name="P83">Neuer Parameter $htmlAttributes (Array) zu der Funktion ModuleHelper::buildMethodCallForm() hinzugefügt</text:p>
        </text:list-item>
        <text:list-item>
          <text:p text:style-name="P83">Der Confirm-Dialog "Wirklich löschen?" kann über eine CSS-Klasse an einem Formular ausgelöst werden.</text:p>
        </text:list-item>
        <text:list-item>
          <text:p text:style-name="P83">Durch das booleanische "shy" Attribut in einer Metadatendatei können Module und Themes im Paketmanager versteckt werden.</text:p>
        </text:list-item>
        <text:list-item>
          <text:p text:style-name="P83">Es können nun Standardwerte für benutzerdefinierte Werte gesetzt werden</text:p>
        </text:list-item>
        <text:list-item>
          <text:p text:style-name="P83">User-&gt;resetPassword() implementiert</text:p>
        </text:list-item>
        <text:list-item>
          <text:p text:style-name="P83">Neue Direktive action_permissions in den Metadaten eines Moduls wird nun ausgewertet</text:p>
        </text:list-item>
        <text:list-item>
          <text:p text:style-name="P83">Parameter $order zu allen Funktionen im User-Manager hinzugefügt<text:change-start text:change-id="ct118077272"/></text:p>
        </text:list-item>
      </text:list>
      <text:h text:style-name="P70" text:outline-level="2"/>
      <text:h text:style-name="P21" text:outline-level="2"><text:bookmark-start text:name="__RefHeading___Toc2178_1638517198"/>Neue API-Funktionen<text:bookmark-end text:name="__RefHeading___Toc2178_1638517198"/><text:change-end text:change-id="ct118077272"/></text:h>
      <text:list xml:id="list3321519741" text:style-name="L6">
        <text:list-item>
          <text:p text:style-name="P84">esc()</text:p>
        </text:list-item>
        <text:list-item>
          <text:p text:style-name="P84"><text:s/>_esc()</text:p>
        </text:list-item>
        <text:list-item>
          <text:p text:style-name="P84">ModuleHelper::buildMethodCallUrl()</text:p>
        </text:list-item>
        <text:list-item>
          <text:p text:style-name="P84">ModuleHelper::deleteButton()</text:p>
        </text:list-item>
        <text:list-item>
          <text:p text:style-name="P84">ModuleHelper::buildQueryString()</text:p>
        </text:list-item>
        <text:list-item>
          <text:p text:style-name="P84">ModuleHelper::buildMethodCallUploadForm()</text:p>
        </text:list-item>
        <text:list-item>
          <text:p text:style-name="P84">ModuleHelper::buildRessourcePath()</text:p>
        </text:list-item>
        <text:list-item>
          <text:p text:style-name="P84">ModuleHelper::buildMethodCallButton()</text:p>
        </text:list-item>
        <text:list-item>
          <text:p text:style-name="P84">CustomData::setDefault()</text:p>
        </text:list-item>
        <text:list-item>
          <text:p text:style-name="P84">CustomData::getDefaultAsJSON()</text:p>
        </text:list-item>
        <text:list-item>
          <text:p text:style-name="P84">Settings::mappingStringToArray()</text:p>
        </text:list-item>
        <text:list-item>
          <text:p text:style-name="P84">Banners::getByCategory()</text:p>
        </text:list-item>
        <text:list-item>
          <text:p text:style-name="P84">str_contains()</text:p>
        </text:list-item>
        <text:list-item>
          <text:p text:style-name="P84">register_translation()</text:p>
        </text:list-item>
        <text:list-item>
          <text:p text:style-name="P84">add_translation()</text:p>
        </text:list-item>
      </text:list>
      <text:list xml:id="list2370633593" text:style-name="L7">
        <text:list-item>
          <text:p text:style-name="P85">json_readable_encode()</text:p>
        </text:list-item>
      </text:list>
      <text:list xml:id="list174100588" text:style-name="L8">
        <text:list-item>
          <text:p text:style-name="P86">getLanguageByDomain()</text:p>
        </text:list-item>
      </text:list>
      <text:p text:style-name="P41"/>
      <text:h text:style-name="P21" text:outline-level="2"><text:bookmark-start text:name="__RefHeading___Toc2397_1094775285"/><text:change-start text:change-id="ct118391200"/>Neue Hooks<text:bookmark-end text:name="__RefHeading___Toc2397_1094775285"/><text:change-end text:change-id="ct118391200"/></text:h>
      <text:list xml:id="list1210048437" text:style-name="L9">
        <text:list-item>
          <text:p text:style-name="P87">before_functions</text:p>
        </text:list-item>
        <text:list-item>
          <text:p text:style-name="P87">after_functions</text:p>
        </text:list-item>
        <text:list-item>
          <text:p text:style-name="P87">before_backend_header</text:p>
        </text:list-item>
        <text:list-item>
          <text:p text:style-name="P87">after_backend_header</text:p>
        </text:list-item>
        <text:list-item>
          <text:p text:style-name="P87">before_login_form</text:p>
        </text:list-item>
        <text:list-item>
          <text:p text:style-name="P87">after_login_form</text:p>
        </text:list-item>
        <text:list-item>
          <text:p text:style-name="P87">before_reset_password_form</text:p>
        </text:list-item>
        <text:list-item>
          <text:p text:style-name="P87">after_after_password_form</text:p>
        </text:list-item>
        <text:list-item>
          <text:p text:style-name="P87">before_backend_run_methods</text:p>
        </text:list-item>
        <text:list-item>
          <text:p text:style-name="P87">after_backend_run_methods<text:change-start text:change-id="ct119893976"/></text:p>
        </text:list-item>
      </text:list>
      <text:h text:style-name="Heading_20_2" text:outline-level="2"><text:bookmark-start text:name="__RefHeading___Toc2479_3645197286"/>Neue Filter<text:bookmark-end text:name="__RefHeading___Toc2479_3645197286"/><text:change-end text:change-id="ct119893976"/></text:h>
      <text:list xml:id="list1042120443" text:style-name="L10">
        <text:list-item>
          <text:p text:style-name="P88">session_data</text:p>
        </text:list-item>
        <text:list-item>
          <text:p text:style-name="P88">body_classes</text:p>
        </text:list-item>
      </text:list>
      <text:h text:style-name="Heading_20_2" text:outline-level="2"><text:bookmark-start text:name="__RefHeading___Toc1695_1328624497"/>Neue Model-Klassen<text:bookmark-end text:name="__RefHeading___Toc1695_1328624497"/></text:h>
      <text:list xml:id="list3638407128" text:style-name="L11">
        <text:list-item>
          <text:p text:style-name="P89">Audio</text:p>
        </text:list-item>
      </text:list>
      <text:list xml:id="list1776745201" text:style-name="L12">
        <text:list-item>
          <text:p text:style-name="P90">Video<text:change-start text:change-id="ct118074632"/></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8074632"/></text:h>
      <text:list xml:id="list2953676673" text:style-name="L13">
        <text:list-item>
          <text:p text:style-name="P91">Wenn möglich wird bei PHP Fehlern der HTTP Status "500 Internal Server Error" gesendet.</text:p>
        </text:list-item>
        <text:list-item>
          <text:p text:style-name="P91">Funktion is_ajax_request() verschoben nach Request::isAjaxRequest()</text:p>
        </text:list-item>
        <text:list-item>
          <text:p text:style-name="P91">Die Logik, welche Felder abhängig vom ausgewählten Inhaltstyp ein- und ausblendet wurde neu implementiert</text:p>
        </text:list-item>
        <text:list-item>
          <text:p text:style-name="P91">Benutzer bei denen "Ist Admin" gesetzt ist, dürfen nun alle Seiten bearbeiten, unabhängig von den gesetzten Berechtigungen</text:p>
        </text:list-item>
      </text:list>
      <text:p text:style-name="P56"><text:change-start text:change-id="ct119903128"/></text:p>
      <text:h text:style-name="Heading_20_2" text:outline-level="2"><text:bookmark-start text:name="__RefHeading___Toc2747_260329749"/>Bugfixes<text:bookmark-end text:name="__RefHeading___Toc2747_260329749"/><text:change-end text:change-id="ct119903128"/></text:h>
      <text:p text:style-name="P42">Die Gruppe "Administratoren" wird bei der Installation wieder erstellt</text:p>
      <text:list xml:id="list3597934139" text:style-name="L14">
        <text:list-item>
          <text:p text:style-name="P92">Auf einigen Systemen wurde beim Klick auf das Icon "Cache leeren" die Ladeanimation nicht angezeigt</text:p>
        </text:list-item>
        <text:list-item>
          <text:p text:style-name="P92">Der Menüpunkt "Update" wurde nicht angezeigt, wenn der Benutzer zwar zu update_system berechtigt ist, aber "Ist Admin" nicht gesetzt ist.</text:p>
        </text:list-item>
        <text:list-item>
          <text:p text:style-name="P92">Bei einigen Mailservern funktionierte der Versand von "Passwort zurücksetzen" E-Mails nicht.</text:p>
        </text:list-item>
        <text:list-item>
          <text:p text:style-name="P92">Ein Problem, bei dem die Datenbanktabelle password_reset bei der Installation und bei einem Update nicht erstellt wurde, wurde behoben.</text:p>
        </text:list-item>
        <text:list-item>
          <text:p text:style-name="P92">Model-Klasse "Banner" speichert nun korrekt</text:p>
        </text:list-item>
        <text:list-item>
          <text:p text:style-name="P92">Der Fallback-Link zu HTML5-Medien für nicht unterstützte Browser wird nun korrekt erstellt</text:p>
        </text:list-item>
        <text:list-item>
          <text:p text:style-name="P92">"Anzeigen" Link in der Seitenliste war fehlerhaft, wenn Domain2Language Mapping aktiv ist und UliCMS in einem Unterordner installiert ist.</text:p>
        </text:list-item>
      </text:list>
      <text:h text:style-name="P72" text:outline-level="2"><text:bookmark-start text:name="__RefHeading___Toc1571_1328624497"/><text:change-start text:change-id="ct119904448"/>Entfernte Features<text:bookmark-end text:name="__RefHeading___Toc1571_1328624497"/><text:change-end text:change-id="ct119904448"/></text:h>
      <text:list xml:id="list604275616" text:style-name="L15">
        <text:list-item>
          <text:p text:style-name="P99">Funktion ulicms_redirect() entfernt.<text:line-break/>Nutzen Sie stattdessen Request::redirect()</text:p>
        </text:list-item>
      </text:list>
      <text:h text:style-name="P26" text:outline-level="1"><text:bookmark-start text:name="__RefHeading___Toc4661_3330299324"/><text:change-start text:change-id="ct119905768"/>Detailbeschreibung der neuen Features<text:bookmark-end text:name="__RefHeading___Toc4661_3330299324"/><text:change-end text:change-id="ct119905768"/></text:h>
      <text:h text:style-name="P73" text:outline-level="2"><text:bookmark-start text:name="__RefHeading___Toc1267_4069915197"/><text:change text:change-id="ct119963968"/><text:change text:change-id="ct119963728"/><text:change text:change-id="ct119963608"/><text:change text:change-id="ct119963488"/><text:change text:change-id="ct119963368"/>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5">Die Core-Module lassen Sich unter „Pakete“ über die Option „Core-Module anzeigen“ einblenden.</text:p>
      <text:p text:style-name="P55"/>
      <text:p text:style-name="P55"><draw:frame draw:style-name="fr3" draw:name="Rahmen4" text:anchor-type="paragraph" svg:width="17.013cm" draw:z-index="14"><draw:text-box fo:min-height="9.343cm"><text:p text:style-name="Illustration"><draw:frame draw:style-name="fr2" draw:name="Bild6" text:anchor-type="as-char" svg:width="17.013cm" style:rel-width="100%" svg:height="9.343cm" style:rel-height="scale" draw:z-index="15"><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71" text:outline-level="2"/>
      <text:h text:style-name="P75"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106">Der Name eines Felds muss eindeutig sein. Wenn mehrere Inhaltstypen mit einem gleich benannten Feld existieren, führt dies zu Fehlern beim Speichern.</text:p>
      <text:p text:style-name="P109">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106"><text:span text:style-name="T2">Feldtypen</text:span></text:p>
      <text:list xml:id="list1769033690" text:style-name="L18">
        <text:list-item>
          <text:p text:style-name="P108">TextField</text:p>
        </text:list-item>
        <text:list-item>
          <text:p text:style-name="P108">MultilineTextField</text:p>
        </text:list-item>
        <text:list-item>
          <text:p text:style-name="P108">EmailField</text:p>
        </text:list-item>
        <text:list-item>
          <text:p text:style-name="P108">MonthField</text:p>
        </text:list-item>
        <text:list-item>
          <text:p text:style-name="P107">DatetimeField</text:p>
        </text:list-item>
        <text:list-item>
          <text:p text:style-name="P108">NumberField</text:p>
        </text:list-item>
        <text:list-item>
          <text:p text:style-name="P108">ColorField</text:p>
        </text:list-item>
        <text:list-item>
          <text:p text:style-name="P108">HtmlField</text:p>
        </text:list-item>
        <text:list-item>
          <text:p text:style-name="P108">SelectField</text:p>
        </text:list-item>
        <text:list-item>
          <text:p text:style-name="P108">MultiSelectField</text:p>
        </text:list-item>
      </text:list>
      <text:p text:style-name="P106"><text:change-start text:change-id="ct343895288"/></text:p>
      <text:h text:style-name="P26" text:outline-level="1"><text:bookmark-start text:name="__RefHeading___Toc4663_3330299324"/><text:change-end text:change-id="ct343895288"/><text:change text:change-id="ct343895168"/><text:change text:change-id="ct343895048"/><text:change text:change-id="ct343894928"/><text:change text:change-id="ct343894808"/><text:change text:change-id="ct343894688"/><text:change-start text:change-id="ct343894448"/><text:span text:style-name="T30">D</text:span><text:change-end text:change-id="ct343894448"/>urchführung der Installation<text:bookmark-end text:name="__RefHeading___Toc4663_3330299324"/></text:h>
      <text:list xml:id="list2261052841" text:style-name="L16">
        <text:list-item>
          <text:p text:style-name="P93"><text:span text:style-name="T33">Entpacken Sie die heruntergeladene zip-Datei.Verbinden Sie sich pe</text:span>r FTP mit dem Webserver und laden Sie den Inhalt des Ordners „ulicms“ in den Hauptordner oder einen Unterordner hoch.</text:p>
        </text:list-item>
        <text:list-item>
          <text:p text:style-name="P94">Wenn Sie UliCMS in de<text:span text:style-name="T28">m</text:span> Hauptordner hochgeladen haben, rufen Sie [www.ihredomain.de]/installer im Browser auf.</text:p>
        </text:list-item>
        <text:list-item>
          <text:p text:style-name="P94">Wenn Sie UliCMS in eine<text:span text:style-name="T28">m</text:span> Unterordner hochgeladen haben, rufen Sie [www.ihredomain.de]/[ihr-unterordner]/installer im Browser auf.<text:line-break/>Die eckigen Klammern sind Platzhalter.</text:p>
        </text:list-item>
        <text:list-item>
          <text:p text:style-name="P94">Folgen Sie den Anweisungen des Installationsassistenten.</text:p>
        </text:list-item>
        <text:list-item>
          <text:p text:style-name="P95"><text:bookmark-start text:name="__RefHeading__616_716240178"/>Löschen Sie nach erfolgreichen Abschluss der Installation den Ordner „installer“ vom Server.<text:bookmark-end text:name="__RefHeading__616_716240178"/><text:change-start text:change-id="ct119966248"/></text:p>
        </text:list-item>
      </text:list>
      <text:h text:style-name="Heading_20_1" text:outline-level="1"><text:bookmark-start text:name="__RefHeading___Toc6932_1558993862"/><text:change-end text:change-id="ct119966248"/><text:change text:change-id="ct119963848"/>Durchführung eines Upgrades<text:bookmark-end text:name="__RefHeading___Toc6932_1558993862"/></text:h>
      <text:p text:style-name="P27"><text:span text:style-name="T8">Ein Upgrade kann nur von UliCMS 2017.1</text:span><text:change text:change-id="ct119967208"/><text:change-start text:change-id="ct119967088"/><text:span text:style-name="T8">,</text:span><text:change-end text:change-id="ct119967088"/><text:span text:style-name="T10"> UliCMS 2017.2</text:span><text:span text:style-name="T8"> </text:span><text:change-start text:change-id="ct119966968"/><text:span text:style-name="T24">oder UliCMS 2017.3 </text:span><text:change-end text:change-id="ct119966968"/><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764562435" text:style-name="L17">
        <text:list-item>
          <text:p text:style-name="P96">Entpacken Sie das heruntergeladene Upgrade-Paket.</text:p>
        </text:list-item>
        <text:list-item>
          <text:p text:style-name="P9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5014836470205" text:continue-numbering="true" text:style-name="L17">
        <text:list-item>
          <text:p text:style-name="P100"><draw:frame draw:style-name="fr4"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80A4DBF7064F7A26.png" xlink:type="simple" xlink:show="embed" xlink:actuate="onLoad"/></draw:frame><text:change text:change-id="ct119978416"/><text:change text:change-id="ct119978296"/><text:change text:change-id="ct119978176"/><text:change text:change-id="ct119978056"/><text:change text:change-id="ct119977936"/><text:change text:change-id="ct119977816"/><text:change text:change-id="ct119976616"/><text:change text:change-id="ct119976736"/><text:change text:change-id="ct119976856"/><text:change text:change-id="ct119976976"/><text:change text:change-id="ct119977096"/><text:change text:change-id="ct119977216"/><text:change text:change-id="ct119977336"/><text:change text:change-id="ct119977696"/> Abbildung <text:sequence text:ref-name="refIllustration18" text:name="Illustration" text:formula="ooow:Illustration+1" style:num-format="1">2</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01">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63" text:outline-level="1"><text:bookmark-start text:name="__RefHeading___Toc734_1061336504"/>Benötigen Sie Hilfe?<text:bookmark-end text:name="__RefHeading___Toc734_1061336504"/></text:h>
      <text:p text:style-name="P52"><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text:s/>Abbildung 1: Anzeige der Core-Module in der Liste der Module<text:tab/>5</text:p>
          <text:p text:style-name="P78"><text:s/>Abbildung 2: Abbildung, setzen der Datei-Berechtigungen auf dem FTP-Server<text:tab/>8</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5T11:50:12.903999793">15.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3M29S</meta:editing-duration>
    <meta:editing-cycles>902</meta:editing-cycles>
    <meta:generator>LibreOffice/5.3.6.1$Windows_x86 LibreOffice_project/686f202eff87ef707079aeb7f485847613344eb7</meta:generator>
    <dc:date>2017-11-15T11:50:12.645000000</dc:date>
    <meta:document-statistic meta:table-count="0" meta:image-count="9" meta:object-count="0" meta:page-count="11" meta:paragraph-count="139" meta:word-count="1050" meta:character-count="7814" meta:non-whitespace-character-count="6971"/>
  </office:meta>
</office:document-meta>
</file>